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8207" officeooo:paragraph-rsid="00088207"/>
    </style:style>
    <style:style style:name="P2" style:family="paragraph" style:parent-style-name="Standard">
      <style:paragraph-properties fo:text-align="center" style:justify-single-word="false"/>
      <style:text-properties officeooo:rsid="00088207" officeooo:paragraph-rsid="00088207"/>
    </style:style>
    <style:style style:name="P3" style:family="paragraph" style:parent-style-name="Standard">
      <style:paragraph-properties fo:line-height="200%" fo:text-align="start" style:justify-single-word="false"/>
      <style:text-properties officeooo:rsid="00088207" officeooo:paragraph-rsid="000d3d73"/>
    </style:style>
    <style:style style:name="P4" style:family="paragraph" style:parent-style-name="Standard">
      <style:paragraph-properties fo:line-height="200%" fo:text-align="start" style:justify-single-word="false"/>
      <style:text-properties officeooo:rsid="000d3d73" officeooo:paragraph-rsid="000d3d73"/>
    </style:style>
    <style:style style:name="P5" style:family="paragraph" style:parent-style-name="Standard">
      <style:paragraph-properties fo:line-height="200%" fo:text-align="start" style:justify-single-word="false"/>
      <style:text-properties officeooo:rsid="000d3d73" officeooo:paragraph-rsid="000e2d50"/>
    </style:style>
    <style:style style:name="P6" style:family="paragraph" style:parent-style-name="Standard">
      <style:paragraph-properties fo:line-height="200%" fo:text-align="start" style:justify-single-word="false"/>
      <style:text-properties officeooo:rsid="000d3d73" officeooo:paragraph-rsid="000fd42e"/>
    </style:style>
    <style:style style:name="P7" style:family="paragraph" style:parent-style-name="Standard">
      <style:paragraph-properties fo:line-height="200%" fo:text-align="start" style:justify-single-word="false"/>
      <style:text-properties officeooo:rsid="000fda63" officeooo:paragraph-rsid="000fda63"/>
    </style:style>
    <style:style style:name="P8" style:family="paragraph" style:parent-style-name="Standard">
      <style:paragraph-properties fo:text-align="center" style:justify-single-word="false"/>
      <style:text-properties officeooo:rsid="0011d49b" officeooo:paragraph-rsid="0011d49b"/>
    </style:style>
    <style:style style:name="T1" style:family="text">
      <style:text-properties officeooo:rsid="000d3d73"/>
    </style:style>
    <style:style style:name="T2" style:family="text">
      <style:text-properties officeooo:rsid="000e2d50"/>
    </style:style>
    <style:style style:name="T3" style:family="text">
      <style:text-properties officeooo:rsid="000fd42e"/>
    </style:style>
    <style:style style:name="T4" style:family="text">
      <style:text-properties officeooo:rsid="000fda63"/>
    </style:style>
    <style:style style:name="T5" style:family="text">
      <style:text-properties officeooo:rsid="0011d49b"/>
    </style:style>
    <style:style style:name="T6" style:family="text">
      <style:text-properties officeooo:rsid="0012cb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COMM326 – Intercultural Communication</text:p>
      <text:p text:style-name="P1">Dr. Elizabeth Root</text:p>
      <text:p text:style-name="P1"><text:span text:style-name="T6">17 </text:span>February 2015</text:p>
      <text:p text:style-name="P1"/>
      <text:p text:style-name="P8">Flaming &amp; Initial Intercultural Communication Encounters</text:p>
      <text:p text:style-name="P2"/>
      <text:p text:style-name="P3"><text:span text:style-name="T1"><text:tab/>Back when I was about 16, I overheard my brother and his friend talk about an online forum called General Any Topic City (GATCity); a place where anything and everything could be discussed. Intrigued and looking for new friendships, I looked up the site. Seeing the 'introduction' thread, and without reading through any responses, I registered an account and posted an post describing myself and my interests. Within a few minutes the site informed me I had over ten replies! I was so surprised and excited to think that people were interested in who I was.</text:span></text:p>
      <text:p text:style-name="P3"/>
      <text:p text:style-name="P3"><text:span text:style-name="T1">Boy, was I wrong. </text:span></text:p>
      <text:p text:style-name="P4"/>
      <text:p text:style-name="P5"><text:tab/>The first post was somewhat benign, jokingly asking who had made this 'alt' (alternative persona): thinking I couldn't be a real person. The topic quickly devolved into insults, mockery, and <text:span text:style-name="T2">just plain rudeness. In short I got flamed. Flaming in Computer Mediated Communication (CMC) is defined as the abrasive, abusive, and impulsive behavior attacking a person, or their ideas. It is more easily seen in CMC, than in person, due to the sense of security people gain when posting anonymously. This experience was extremely hurtful to me as I felt I had opened up to a new group of people only to be rejected.</text:span></text:p>
      <text:p text:style-name="P6"><text:tab/>Later, <text:span text:style-name="T3">after looking through other threads on the forum, </text:span>I realized I had not taken the time to learn the communication style of those on the forum. <text:span text:style-name="T4">By not learn the culture of the new group I had a negative initial intercultural relationship encounter. As the first stage in intercultural relationship building, the initiating phase is important to challenging preconceived assumptions, stereotypes, and prejudices, along with acknowledging differences in communication style.</text:span></text:p>
      <text:p text:style-name="P6"><text:soft-page-break/><text:tab/>The majority of communication <text:span text:style-name="T4">on GATCity </text:span>was done through picture response<text:span text:style-name="T4">s</text:span>. For example: <text:span text:style-name="T4">if a new movie was coming out, </text:span>one person would post <text:span text:style-name="T4">an </text:span>image of a movie poster. Others would response with images taken from scenes of other movies that conveyed their feeling<text:span text:style-name="T4">s</text:span>. <text:span text:style-name="T4">And i</text:span>f a person couldn't find a image that was close enough to convey their thoughts, they would hand draw one. Some of the hand drawn images posted would be responded to with more hand draw images mocking the original author, or demonstrating their lack of artistic ability.</text:p>
      <text:p text:style-name="P4"><text:tab/>Had I taken the time to research the groups communication style, <text:span text:style-name="T4">my initial intercultural relationship encounter would have been different. In fact one would most likely not have even taken place, as I feel the community has extremely unhealthy communication.</text:span></text:p>
      <text:p text:style-name="P7"><text:tab/>This experience of being flamed during an initial interculural relationship encounter left me feeling hurt for <text:span text:style-name="T5">opening up to a group of strangers, and taught me a valuable lesson in listening and observing intercultural communication before initiating an encoun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08:25:33.544094886</meta:creation-date>
    <meta:generator>LibreOffice/4.2.7.2$Linux_X86_64 LibreOffice_project/420m0$Build-2</meta:generator>
    <dc:date>2015-02-17T13:16:17.221522166</dc:date>
    <meta:editing-duration>PT4H27M50S</meta:editing-duration>
    <meta:editing-cycles>7</meta:editing-cycles>
    <meta:document-statistic meta:table-count="0" meta:image-count="0" meta:object-count="0" meta:page-count="2" meta:paragraph-count="12" meta:word-count="464" meta:character-count="2878" meta:non-whitespace-character-count="2418"/>
  </office:meta>
</office:document-meta>
</file>